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urceResolver.resolveUrlPath( String resourceUrlPath , List &lt; ? extends Resource &gt; locations , ResourceResolv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Resolver.resolveResource( @ Nullable HttpServletRequest request , String requestPath , List &lt; ? extends Resource &gt; locations , ResourceResolv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